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141b" officeooo:paragraph-rsid="000b1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PathTracker allows weight lifters to improve their technique instantly with minimal effort. With BarPathTracker, you can analyse your lifting attempts by overlaying them with the bar path – that is the motion curve of the bar. This easy-to-grasp visual representation allows everybody to spot their personal areas for improvement – professional weighlifters, as well as amateures, cross-fitters, power lifters, and track-and-field athletes.</text:p>
      <text:p text:style-name="P1"/>
      <text:p text:style-name="P1"/>
      <text:p text:style-name="P1"/>
      <text:p text:style-name="P1">- Equip with bar paths from professional athletes like Steiner, Klokov,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2:03:53.885685326</meta:creation-date>
    <dc:date>2013-10-19T23:50:14.482281605</dc:date>
    <meta:editing-duration>PT1H31M9S</meta:editing-duration>
    <meta:editing-cycles>1</meta:editing-cycles>
    <meta:document-statistic meta:table-count="0" meta:image-count="0" meta:object-count="0" meta:page-count="1" meta:paragraph-count="2" meta:word-count="72" meta:character-count="518" meta:non-whitespace-character-count="446"/>
    <meta:generator>LibreOffice/4.1.2.3$Linux_X86_64 LibreOffice_project/410m0$Build-3</meta:generator>
  </office:meta>
</office:document-meta>
</file>